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9.19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24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86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outline1">
      <style:graphic-properties fo:min-height="10.001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cm" fo:line-height="100%" fo:text-indent="0cm"/>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T1" style:family="text">
      <style:text-properties fo:font-size="12pt" style:font-size-asian="12pt" style:font-size-complex="12pt"/>
    </style:style>
    <style:style style:name="T2" style:family="text">
      <style:text-properties fo:color="#2a6099" loext:opacity="100%" fo:font-size="12pt" fo:font-style="italic" style:font-size-asian="12pt" style:font-style-asian="italic" style:font-size-complex="12pt" style:font-style-complex="italic"/>
    </style:style>
    <style:style style:name="T3" style:family="text">
      <style:text-properties fo:font-size="16pt" style:font-size-asian="16pt" style:font-size-complex="16pt"/>
    </style:style>
    <style:style style:name="T4" style:family="text">
      <style:text-properties fo:font-size="13pt" style:font-size-asian="13pt" style:font-size-complex="13pt"/>
    </style:style>
    <style:style style:name="T5" style:family="text">
      <style:text-properties fo:font-style="italic" style:font-style-asian="italic" style:font-style-complex="italic"/>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Binary Gap</text:p>
          </draw:text-box>
        </draw:frame>
        <draw:frame draw:style-name="gr1" draw:text-style-name="P2" draw:layer="layout" svg:width="20cm" svg:height="0.962cm" svg:x="3cm" svg:y="8cm">
          <draw:text-box>
            <text:p>Find longest sequence of zeros in binary representation of an integer. </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roblem</text:p>
          </draw:text-box>
        </draw:frame>
        <draw:frame draw:style-name="gr3" draw:text-style-name="P2" draw:layer="layout" svg:width="27.9cm" svg:height="19.448cm" svg:x="0.1cm" svg:y="2.1cm">
          <draw:text-box>
            <text:p><text:span text:style-name="T1">A binary gap within a positive integer N is any maximal sequence of consecutive zeros that is surrounded by ones at both ends in the binary representation of N.</text:span></text:p>
            <text:p/>
            <text:p><text:span text:style-name="T1">For example, number 9 has binary representation 1001 and contains a binary gap of length 2. The number 529 has binary representation 1000010001 and contains two binary gaps: one of length 4 and one of length 3. The number 20 has binary representation 10100 and contains one binary gap of length 1. The number 15 has binary representation 1111 and has no binary gaps. The number 32 has binary representation 100000 and has no binary gaps.</text:span></text:p>
            <text:p/>
            <text:p><text:span text:style-name="T1">Write a function:</text:span></text:p>
            <text:p/>
            <text:p><text:span text:style-name="T1"><text:s text:c="4"/></text:span><text:span text:style-name="T2">def solution(N)</text:span></text:p>
            <text:p/>
            <text:p><text:span text:style-name="T1">that, given a positive integer N, returns the length of its longest binary gap. The function should return 0 if N doesn't contain a binary gap.</text:span></text:p>
            <text:p><text:span text:style-name="T1"/></text:p>
            <text:p><text:span text:style-name="T1">Write an efficient algorithm for the following assumptions:</text:span></text:p>
            <text:p/>
            <text:p><text:span text:style-name="T1"><text:s text:c="8"/></text:span><text:span text:style-name="T1">N is an integer within the range [1..2,147,483,647].</text:span></text:p>
            <text:p/>
            <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Example</text:p>
          </draw:text-box>
        </draw:frame>
        <draw:frame draw:style-name="gr4" draw:text-style-name="P2" draw:layer="layout" svg:width="25cm" svg:height="3.332cm" svg:x="0.5cm" svg:y="2.5cm">
          <draw:text-box>
            <text:p text:style-name="P4"><text:span text:style-name="T1">For example, given N = 1041 </text:span></text:p>
            <text:p text:style-name="P4"><text:span text:style-name="T1">The function should return 5, because N has binary representation 10000010001 and so its longest binary gap is of length 5. </text:span></text:p>
            <text:p text:style-name="P4"><text:span text:style-name="T1"/></text:p>
            <text:p text:style-name="P4"><text:span text:style-name="T1">Given N = 32 </text:span></text:p>
            <text:p text:style-name="P4"><text:span text:style-name="T1">The function should return 0, because N has binary representation '100000' and thus no binary gaps.</text:span></text:p>
            <text:p text:style-name="P4"/>
          </draw:text-box>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Ideas For Code</text:p>
          </draw:text-box>
        </draw:frame>
        <draw:frame draw:style-name="gr5" draw:text-style-name="P2" draw:layer="layout" svg:width="27cm" svg:height="11.498cm" svg:x="0.1cm" svg:y="2.1cm">
          <draw:text-box>
            <text:p><text:span text:style-name="T3">Step 1: A binary gap can be represented using the RegEx: </text:span></text:p>
            <text:p/>
            <text:p><text:span text:style-name="T3"><text:s/></text:span><text:span text:style-name="T3">1(0+)1</text:span></text:p>
            <text:p/>
            <text:p><text:span text:style-name="T3">But this pattern would not be suffice because it would not work for a binary like: 10001001</text:span></text:p>
            <text:p><text:span text:style-name="T3">As here the second one is part of two Binary Gaps (First ‘10001’ and second ‘1001’).</text:span></text:p>
            <text:p/>
            <text:p><text:span text:style-name="T3">So we reduce the pattern to: 10+</text:span></text:p>
            <text:p><text:span text:style-name="T3">This is to prevent overlap between binary gaps we want to capture.</text:span></text:p>
            <text:p/>
            <text:p><text:span text:style-name="T3">Step 2: Find all such patterns in the binary of the integer</text:span></text:p>
            <text:p/>
            <text:p><text:span text:style-name="T3">Step 3: Check if there is a closing one at the end</text:span></text:p>
            <text:p/>
            <text:p><text:span text:style-name="T3">Step 4: Store the lengths of all such binary gaps</text:span></text:p>
            <text:p/>
            <text:p><text:span text:style-name="T3">Step 5: Return the maximum length</text:span></text:p>
          </draw:text-box>
        </draw:frame>
        <presentation:notes draw:style-name="dp2">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Python Code (Version 1)</text:p>
          </draw:text-box>
        </draw:frame>
        <draw:frame draw:style-name="gr6" draw:text-style-name="P2" draw:layer="layout" svg:width="21.5cm" svg:height="12.112cm" svg:x="0.1cm" svg:y="2.1cm">
          <draw:text-box>
            <text:p><text:span text:style-name="T4">import re</text:span></text:p>
            <text:p/>
            <text:p><text:span text:style-name="T4">pattern = re.compile("10+")</text:span></text:p>
            <text:p/>
            <text:p><text:span text:style-name="T4">def solution(N):</text:span></text:p>
            <text:p><text:span text:style-name="T4"/></text:p>
            <text:p><text:span text:style-name="T4"><text:s text:c="4"/></text:span><text:span text:style-name="T4">n = str(bin(N))[2:]</text:span></text:p>
            <text:p><text:span text:style-name="T4"><text:s text:c="4"/></text:span><text:span text:style-name="T4">matches = re.finditer(pattern, n)</text:span></text:p>
            <text:p><text:span text:style-name="T4"><text:s text:c="4"/></text:span><text:span text:style-name="T4">matches_ = []</text:span></text:p>
            <text:p><text:span text:style-name="T4"><text:s text:c="4"/></text:span><text:span text:style-name="T4">lengths = []</text:span></text:p>
            <text:p><text:span text:style-name="T4"><text:s text:c="4"/></text:span><text:span text:style-name="T4">for i in matches:</text:span></text:p>
            <text:p><text:span text:style-name="T4"><text:s text:c="8"/></text:span><text:span text:style-name="T4">if(len(n) &gt; i.span()[1]):</text:span></text:p>
            <text:p><text:span text:style-name="T4"><text:s text:c="12"/></text:span><text:span text:style-name="T4">if(n[i.span()[1]] == '1'):</text:span></text:p>
            <text:p><text:span text:style-name="T4"><text:s text:c="16"/></text:span><text:span text:style-name="T4">matches_.append(i.group())</text:span></text:p>
            <text:p><text:span text:style-name="T4"><text:s text:c="16"/></text:span><text:span text:style-name="T4">lengths.append(i.group().count('0'))</text:span></text:p>
            <text:p/>
            <text:p><text:span text:style-name="T4"><text:s text:c="4"/></text:span><text:span text:style-name="T4">if len(lengths) &gt; 0:</text:span></text:p>
            <text:p><text:span text:style-name="T4"><text:s text:c="8"/></text:span><text:span text:style-name="T4">rtn = max(lengths)</text:span></text:p>
            <text:p><text:span text:style-name="T4"><text:s text:c="4"/></text:span><text:span text:style-name="T4">else:</text:span></text:p>
            <text:p><text:span text:style-name="T4"><text:s text:c="8"/></text:span><text:span text:style-name="T4">rtn = 0</text:span></text:p>
            <text:p><text:span text:style-name="T4"><text:s text:c="4"/></text:span><text:span text:style-name="T4">return rtn</text:span></text:p>
            <text:p><text:span text:style-name="T4"><text:s text:c="4"/></text:span></text:p>
          </draw:text-box>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Can we do better?</text:p>
          </draw:text-box>
        </draw:frame>
        <draw:frame draw:style-name="gr7" draw:text-style-name="P2" draw:layer="layout" svg:width="26.5cm" svg:height="8.072cm" svg:x="0.5cm" svg:y="2.5cm">
          <draw:text-box>
            <text:p>Here in the Step 5 and 6: Where we want to print the maximum length</text:p>
            <text:p/>
            <text:p>Here the Space Complexity is of the order of n, O(n) (number of binary gaps in input)</text:p>
            <text:p/>
            <text:p><text:span text:style-name="T5">Step 5: Instead of storing all the lengths, we can simply store the maximum length across all the binary gaps.</text:span></text:p>
            <text:p><text:span text:style-name="T5"/></text:p>
            <text:p><text:span text:style-name="T5">Step 6: Return the maximum length obtained in Step 5</text:span></text:p>
            <text:p><text:span text:style-name="T5"/></text:p>
            <text:p>Also, there is added Time Complexity of finding the maximum length from all the accumulated lengths.</text:p>
          </draw:text-box>
        </draw:frame>
        <presentation:notes draw:style-name="dp2">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 text:style-name="P5">Python Code (Version 2)</text:p>
          </draw:text-box>
        </draw:frame>
        <draw:frame draw:style-name="gr8" draw:text-style-name="P6" draw:layer="layout" svg:width="26.5cm" svg:height="12.782cm" svg:x="0cm" svg:y="2cm">
          <draw:text-box>
            <text:p><text:span text:style-name="T6">import re</text:span></text:p>
            <text:p/>
            <text:p><text:span text:style-name="T6">pattern = re.compile("10+")</text:span></text:p>
            <text:p/>
            <text:p><text:span text:style-name="T6">def solution(N):</text:span></text:p>
            <text:p/>
            <text:p><text:span text:style-name="T6"><text:s text:c="4"/></text:span><text:span text:style-name="T6">n = str(bin(N))[2:]</text:span></text:p>
            <text:p><text:span text:style-name="T6"><text:s text:c="4"/></text:span><text:span text:style-name="T6">matches = re.finditer(pattern, n)</text:span></text:p>
            <text:p><text:span text:style-name="T6"><text:s text:c="4"/></text:span><text:span text:style-name="T6">matches_ = []</text:span></text:p>
            <text:p><text:span text:style-name="T6"><text:s text:c="4"/></text:span></text:p>
            <text:p><text:span text:style-name="T6"><text:s text:c="4"/></text:span><text:span text:style-name="T6">max_length = 0</text:span></text:p>
            <text:p/>
            <text:p><text:span text:style-name="T6"><text:s text:c="4"/></text:span><text:span text:style-name="T6">for i in matches:</text:span></text:p>
            <text:p><text:span text:style-name="T6"><text:s text:c="8"/></text:span><text:span text:style-name="T6">if(len(n) &gt; i.span()[1]):</text:span></text:p>
            <text:p><text:span text:style-name="T6"><text:s text:c="12"/></text:span><text:span text:style-name="T6">if(n[i.span()[1]] == '1'):</text:span></text:p>
            <text:p><text:span text:style-name="T6"><text:s text:c="16"/></text:span><text:span text:style-name="T6">matches_.append(i.group())</text:span></text:p>
            <text:p><text:span text:style-name="T6"><text:s text:c="16"/></text:span><text:span text:style-name="T6">if i.group().count('0') &gt; max_length:</text:span></text:p>
            <text:p><text:span text:style-name="T6"><text:s text:c="20"/></text:span><text:span text:style-name="T6">max_length = i.group().count('0')</text:span></text:p>
            <text:p/>
            <text:p><text:span text:style-name="T6"><text:s text:c="4"/></text:span><text:span text:style-name="T6">return max_length</text:span></text:p>
            <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st Cases</text:p>
          </draw:text-box>
        </draw:frame>
        <draw:frame draw:style-name="gr8" draw:text-style-name="P6" draw:layer="layout" svg:width="26.436cm" svg:height="11.33cm" svg:x="0.464cm" svg:y="2.321cm">
          <draw:text-box>
            <text:p><text:span text:style-name="T3">- extremes</text:span></text:p>
            <text:p><text:span text:style-name="T3">n=1, n=5=101_2 and n=2147483647=2**31-1</text:span></text:p>
            <text:p/>
            <text:p><text:span text:style-name="T3">- trailing_zeroes</text:span></text:p>
            <text:p><text:span text:style-name="T3">n=6=110_2 and n=328=101001000_2 </text:span></text:p>
            <text:p/>
            <text:p><text:span text:style-name="T3">- power_of_2</text:span></text:p>
            <text:p><text:span text:style-name="T3">n=5=101_2, n=16=2**4 and n=1024=2**10 </text:span></text:p>
            <text:p/>
            <text:p><text:span text:style-name="T3">- simple1</text:span></text:p>
            <text:p><text:span text:style-name="T3">n=9=1001_2 and n=11=1011_2</text:span></text:p>
            <text:p/>
            <text:p><text:span text:style-name="T3">- medium1</text:span></text:p>
            <text:p><text:span text:style-name="T3">n=51712=110010100000000_2 and n=20=10100_2 </text:span></text:p>
            <text:p/>
            <text:p><text:span text:style-name="T3">- large1</text:span></text:p>
            <text:p><text:span text:style-name="T3">n=6291457=11000000000000000000001_2 </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st Results</text:p>
          </draw:text-box>
        </draw:frame>
        <draw:frame draw:style-name="gr9" draw:text-style-name="P6" draw:layer="layout" svg:width="9.771cm" svg:height="10.916cm" svg:x="0.279cm" svg:y="2.46cm">
          <draw:text-box>
            <text:p>print("Testing...")</text:p>
            <text:p/>
            <text:p>print(solution(1041))</text:p>
            <text:p>print(solution(15))</text:p>
            <text:p>print(solution(32))</text:p>
            <text:p>print(solution(1))</text:p>
            <text:p>print(solution(2147483647))</text:p>
            <text:p>print(solution(6291457))</text:p>
            <text:p>print(solution(74901729))</text:p>
            <text:p>print(solution(805306373))</text:p>
            <text:p>print(solution(1376796946))</text:p>
            <text:p>print(solution(1073741825))</text:p>
            <text:p>print(solution(1610612737))</text:p>
            <text:p/>
            <text:p/>
          </draw:text-box>
        </draw:frame>
        <draw:frame draw:style-name="gr8" draw:text-style-name="P6" draw:layer="layout" svg:width="13.74cm" svg:height="9.494cm" svg:x="11.28cm" svg:y="2.367cm">
          <draw:text-box>
            <text:p>Testing...</text:p>
            <text:p/>
            <text:p>5</text:p>
            <text:p>0</text:p>
            <text:p>0</text:p>
            <text:p>0</text:p>
            <text:p>0</text:p>
            <text:p>20</text:p>
            <text:p>4</text:p>
            <text:p>25</text:p>
            <text:p>5</text:p>
            <text:p>29</text:p>
            <text:p>28</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uture Scope</text:p>
          </draw:text-box>
        </draw:frame>
        <draw:frame presentation:style-name="pr7" draw:layer="layout" svg:width="26cm" svg:height="10cm" svg:x="1cm" svg:y="3cm" presentation:class="outline">
          <draw:text-box>
            <text:list text:style-name="L2">
              <text:list-item>
                <text:p>How can we implement the same thing in JavaScript?</text:p>
              </text:list-item>
              <text:list-item>
                <text:p>How can we implement the same thing in Java?</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omework</text:p>
          </draw:text-box>
        </draw:frame>
        <draw:frame draw:style-name="gr8" draw:text-style-name="P6" draw:layer="layout" svg:width="24.392cm" svg:height="0.962cm" svg:x="0.929cm" svg:y="3.017cm">
          <draw:text-box>
            <text:p>Generate 10 random natural numbers and return the maximum number generated.</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28T14:51:02.421941529</meta:creation-date>
    <meta:editing-duration>PT55M40S</meta:editing-duration>
    <meta:editing-cycles>16</meta:editing-cycles>
    <meta:generator>LibreOffice/7.3.7.2$Linux_X86_64 LibreOffice_project/30$Build-2</meta:generator>
    <dc:title>Blue Curve</dc:title>
    <dc:date>2023-11-28T16:07:56.258822196</dc:date>
    <meta:document-statistic meta:object-count="80"/>
  </office:meta>
</office:document-meta>
</file>